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6.364cm"/>
    </style:style>
    <style:style style:name="gr2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7.311cm"/>
    </style:style>
    <style:style style:name="gr3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18.656cm"/>
    </style:style>
    <style:style style:name="gr4" style:family="graphic" style:parent-style-name="standard">
      <style:graphic-properties draw:fill="solid" draw:fill-color="#c2e0ae" draw:opacity="50%" draw:textarea-horizontal-align="justify" draw:textarea-vertical-align="middle" draw:auto-grow-height="false" fo:min-height="12.128cm" fo:min-width="18.99cm" draw:shadow-opacity="50%"/>
    </style:style>
    <style:style style:name="gr5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5.37cm"/>
    </style:style>
    <style:style style:name="gr6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5.194cm"/>
    </style:style>
    <style:style style:name="gr7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6.15cm"/>
    </style:style>
    <style:style style:name="gr8" style:family="graphic" style:parent-style-name="objectwithoutfill">
      <style:graphic-properties svg:stroke-color="#000000" draw:marker-end="Arrow" draw:fill="none" draw:textarea-vertical-align="middle"/>
    </style:style>
    <style:style style:name="gr9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5.652cm"/>
    </style:style>
    <style:style style:name="gr10" style:family="graphic" style:parent-style-name="standard">
      <style:graphic-properties draw:fill="solid" draw:fill-color="#c2e0ae" draw:opacity="50%" draw:textarea-horizontal-align="justify" draw:textarea-vertical-align="middle" draw:auto-grow-height="false" fo:min-height="0.575cm" fo:min-width="1.698cm" draw:shadow-opacity="50%"/>
    </style:style>
    <style:style style:name="gr11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0.528cm" fo:min-width="1.802cm"/>
    </style:style>
    <style:style style:name="gr12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1.334cm"/>
    </style:style>
    <style:style style:name="gr13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7.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  <style:style style:name="P3" style:family="paragraph">
      <loext:graphic-properties draw:fill="solid" draw:fill-color="#c2e0a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8aa97"/>
      <style:paragraph-properties fo:text-align="center"/>
      <style:text-properties style:font-name="Andale Mono" fo:font-size="14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Andale Mono" fo:font-size="1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7.012cm" svg:height="1.524cm" svg:x="7.428cm" svg:y="2.31cm">
            <text:p text:style-name="P1">Calculate GR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959cm" svg:height="1.524cm" svg:x="6.989cm" svg:y="21.495cm">
            <text:p text:style-name="P1">Clean Results and Grap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9.304cm" svg:height="1.524cm" svg:x="1.27cm" svg:y="24.114cm">
            <text:p text:style-name="P1">Save Results and Clean U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20.828cm" svg:height="13.716cm" svg:x="0.362cm" svg:y="5.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6.018cm" svg:height="1.524cm" svg:x="8.036cm" svg:y="7.344cm">
            <text:p text:style-name="P1">Calculate Nul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5.842cm" svg:height="1.524cm" svg:x="1.27cm" svg:y="11.468cm">
            <text:p text:style-name="P1">chun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798cm" svg:height="1.524cm" svg:x="7.788cm" svg:y="15.994cm">
            <text:p text:style-name="P1">Association Analysi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4" draw:layer="layout" svg:width="4.504cm" svg:height="2.842cm" draw:transform="rotate (-1.35978602022878) translate (6.84433718767784cm 12.3964548974818cm)" svg:viewBox="0 0 4505 2843" svg:d="M0 2843c3637 0 4505-2843 4505-2843">
            <text:p/>
          </draw:path>
          <draw:line draw:style-name="gr8" draw:text-style-name="P4" draw:layer="layout" svg:x1="10.922cm" svg:y1="8.934cm" svg:x2="10.922cm" svg:y2="13.535cm">
            <text:p/>
          </draw:line>
          <draw:line draw:style-name="gr8" draw:text-style-name="P4" draw:layer="layout" svg:x1="10.922cm" svg:y1="3.834cm" svg:x2="10.922cm" svg:y2="5.634cm">
            <text:p/>
          </draw:line>
          <draw:line draw:style-name="gr8" draw:text-style-name="P4" draw:layer="layout" svg:x1="11.022cm" svg:y1="17.534cm" svg:x2="11.022cm" svg:y2="19.236cm">
            <text:p/>
          </draw:line>
          <draw:line draw:style-name="gr8" draw:text-style-name="P4" draw:layer="layout" svg:x1="3.822cm" svg:y1="3.834cm" svg:x2="3.81cm" svg:y2="11.468cm">
            <text:p/>
          </draw:line>
          <draw:custom-shape draw:style-name="gr9" draw:text-style-name="P5" draw:layer="layout" svg:width="6.25cm" svg:height="1.016cm" svg:x="0.508cm" svg:y="2.832cm">
            <text:p text:style-name="P1"><text:span text:style-name="T1">SkipChunking:fal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286cm" svg:height="0.913cm" svg:x="3.524cm" svg:y="27.1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386cm" svg:height="0.862cm" svg:x="3.416cm" svg:y="28.6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1.932cm" svg:height="1.016cm" svg:x="13.702cm" svg:y="27.2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4" draw:layer="layout" svg:x1="13.713cm" svg:y1="29.291cm" svg:x2="15.729cm" svg:y2="29.291cm">
            <text:p/>
          </draw:line>
          <draw:custom-shape draw:style-name="gr9" draw:text-style-name="P5" draw:layer="layout" svg:width="6.25cm" svg:height="1.016cm" svg:x="7.774cm" svg:y="0.308cm">
            <text:p text:style-name="P1"><text:span text:style-name="T1">GenerateGRM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4" draw:layer="layout" svg:x1="10.922cm" svg:y1="1.324cm" svg:x2="10.922cm" svg:y2="2.31cm">
            <text:p/>
          </draw:line>
          <draw:custom-shape draw:style-name="gr9" draw:text-style-name="P5" draw:layer="layout" svg:width="6.25cm" svg:height="1.016cm" svg:x="7.81cm" svg:y="5.634cm">
            <text:p text:style-name="P1"><text:span text:style-name="T1">GenerateNull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4" draw:layer="layout" svg:x1="10.922cm" svg:y1="6.65cm" svg:x2="10.922cm" svg:y2="7.334cm">
            <text:p/>
          </draw:line>
          <draw:custom-shape draw:style-name="gr13" draw:text-style-name="P5" draw:layer="layout" svg:width="7.728cm" svg:height="1.016cm" svg:x="7.058cm" svg:y="13.535cm">
            <text:p text:style-name="P1"><text:span text:style-name="T1">GenerateAssociations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4" draw:layer="layout" svg:x1="10.922cm" svg:y1="14.634cm" svg:x2="10.922cm" svg:y2="15.994cm">
            <text:p/>
          </draw:line>
          <draw:custom-shape draw:style-name="gr13" draw:text-style-name="P5" draw:layer="layout" svg:width="7.728cm" svg:height="1.016cm" svg:x="7.059cm" svg:y="19.236cm">
            <text:p text:style-name="P1"><text:span text:style-name="T1">GenerateResults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4" draw:layer="layout" svg:x1="11.022cm" svg:y1="20.275cm" svg:x2="11.022cm" svg:y2="21.495cm">
            <text:p/>
          </draw:line>
          <draw:frame draw:style-name="gr14" draw:text-style-name="P6" draw:layer="layout" svg:width="6.792cm" svg:height="1.673cm" svg:x="6.31cm" svg:y="26.886cm">
            <draw:text-box>
              <text:p text:style-name="P1">concurrently runs as dependencies are met</text:p>
            </draw:text-box>
          </draw:frame>
          <draw:frame draw:style-name="gr15" draw:text-style-name="P6" draw:layer="layout" svg:width="6.792cm" svg:height="0.977cm" svg:x="6.11cm" svg:y="28.687cm">
            <draw:text-box>
              <text:p text:style-name="P1">groups of functions</text:p>
            </draw:text-box>
          </draw:frame>
          <draw:frame draw:style-name="gr16" draw:text-style-name="P7" draw:layer="layout" svg:width="1.016cm" svg:height="0.962cm" svg:x="15.74cm" svg:y="28.814cm">
            <draw:text-box>
              <text:p><text:span text:style-name="T2">=</text:span></text:p>
            </draw:text-box>
          </draw:frame>
          <draw:frame draw:style-name="gr16" draw:text-style-name="P7" draw:layer="layout" svg:width="1.016cm" svg:height="0.962cm" svg:x="5.84cm" svg:y="27.114cm">
            <draw:text-box>
              <text:p><text:span text:style-name="T2">=</text:span></text:p>
            </draw:text-box>
          </draw:frame>
          <draw:frame draw:style-name="gr16" draw:text-style-name="P7" draw:layer="layout" svg:width="1.016cm" svg:height="0.962cm" svg:x="5.94cm" svg:y="28.714cm">
            <draw:text-box>
              <text:p><text:span text:style-name="T2">=</text:span></text:p>
            </draw:text-box>
          </draw:frame>
          <draw:frame draw:style-name="gr16" draw:text-style-name="P7" draw:layer="layout" svg:width="1.016cm" svg:height="0.962cm" svg:x="15.74cm" svg:y="27.314cm">
            <draw:text-box>
              <text:p><text:span text:style-name="T2">=</text:span></text:p>
            </draw:text-box>
          </draw:frame>
          <draw:frame draw:style-name="gr15" draw:text-style-name="P6" draw:layer="layout" svg:width="6.792cm" svg:height="0.977cm" svg:x="14.91cm" svg:y="27.288cm">
            <draw:text-box>
              <text:p text:style-name="P1">logic check</text:p>
            </draw:text-box>
          </draw:frame>
          <draw:frame draw:style-name="gr15" draw:text-style-name="P6" draw:layer="layout" svg:width="6.792cm" svg:height="0.977cm" svg:x="15.01cm" svg:y="28.788cm">
            <draw:text-box>
              <text:p text:style-name="P1">dependency</text:p>
            </draw:text-box>
          </draw:frame>
          <draw:frame draw:style-name="gr16" draw:text-style-name="P7" draw:layer="layout" svg:width="2.032cm" svg:height="0.962cm" svg:x="1.008cm" svg:y="27.84cm">
            <draw:text-box>
              <text:p><text:span text:style-name="T2">Key:</text:span></text:p>
            </draw:text-box>
          </draw:frame>
          <draw:line draw:style-name="gr17" draw:text-style-name="P4" draw:layer="layout" svg:x1="0.762cm" svg:y1="26.162cm" svg:x2="20.828cm" svg:y2="26.162cm">
            <text:p/>
          </draw:line>
          <draw:line draw:style-name="gr8" draw:text-style-name="P4" draw:layer="layout" svg:x1="11.022cm" svg:y1="22.975cm" svg:x2="11.022cm" svg:y2="24.195cm">
            <text:p/>
          </draw:line>
          <draw:line draw:style-name="gr8" draw:text-style-name="P4" draw:layer="layout" svg:x1="4.064cm" svg:y1="18.896cm" svg:x2="4.122cm" svg:y2="24.195cm">
            <text:p/>
          </draw:line>
        </draw:g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2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30.53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9.43cm" svg:height="4.672cm" svg:x="1.079cm" svg:y="1.116cm" presentation:class="title" presentation:placeholder="true">
        <draw:text-box/>
      </draw:frame>
      <draw:frame presentation:style-name="Default-outline1" draw:layer="backgroundobjects" svg:width="19.43cm" svg:height="16.233cm" svg:x="1.079cm" svg:y="6.549cm" presentation:class="outline" presentation:placeholder="true">
        <draw:text-box/>
      </draw:frame>
      <draw:frame presentation:style-name="Mpr1" draw:text-style-name="MP2" draw:layer="backgroundobjects" svg:width="5.03cm" svg:height="1.928cm" svg:x="1.079cm" svg:y="25.4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8cm" svg:x="7.383cm" svg:y="25.4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1.928cm" svg:x="15.48cm" svg:y="25.4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5T16:03:53.583584588</meta:creation-date>
    <dc:date>2021-01-05T17:03:41.651651049</dc:date>
    <meta:editing-duration>PT6M46S</meta:editing-duration>
    <meta:editing-cycles>5</meta:editing-cycles>
    <meta:generator>LibreOffice/6.0.7.3$Linux_X86_64 LibreOffice_project/00m0$Build-3</meta:generator>
    <meta:document-statistic meta:object-count="61"/>
  </office:meta>
</office:document-meta>
</file>